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48">
            <text:p>1148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07">
            <text:p>1007</text:p>
          </table:table-cell>
          <table:table-cell table:style-name="ce23" office:value-type="float" office:value="123">
            <text:p>1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25">
            <text:p>725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44">
            <text:p>3744</text:p>
          </table:table-cell>
          <table:table-cell table:style-name="ce23" office:value-type="float" office:value="366">
            <text:p>36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43">
            <text:p>643</text:p>
          </table:table-cell>
          <table:table-cell table:style-name="ce23" office:value-type="float" office:value="57">
            <text:p>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08">
            <text:p>80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48">
            <text:p>234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81">
            <text:p>58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91">
            <text:p>891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6">
            <text:p>10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27">
            <text:p>1127</text:p>
          </table:table-cell>
          <table:table-cell table:style-name="ce23" office:value-type="float" office:value="86">
            <text:p>8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464">
            <text:p>8464</text:p>
          </table:table-cell>
          <table:table-cell table:style-name="ce23" office:value-type="float" office:value="1554">
            <text:p>15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891">
            <text:p>14891</text:p>
          </table:table-cell>
          <table:table-cell table:style-name="ce23" office:value-type="float" office:value="1833">
            <text:p>18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8635">
            <text:p>18635</text:p>
          </table:table-cell>
          <table:table-cell table:style-name="ce23" office:value-type="float" office:value="2199">
            <text:p>219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